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5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75bd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ea5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ea5" style:text-blinking="false" fo:background-color="transparent"/>
    </style:style>
    <style:style style:name="P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4ea6" style:text-blinking="false" fo:background-color="transparent"/>
    </style:style>
    <style:style style:name="P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611c" officeooo:paragraph-rsid="000a611c" style:text-blinking="false" fo:background-color="transparent"/>
    </style:style>
    <style:style style:name="P10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db0a" officeooo:paragraph-rsid="000cdb0a" style:text-blinking="false" fo:background-color="transparent"/>
    </style:style>
    <style:style style:name="P11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fba" officeooo:paragraph-rsid="00115fba" style:text-blinking="false" fo:background-color="transparent"/>
    </style:style>
    <style:style style:name="P1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01c7" officeooo:paragraph-rsid="001201c7" style:text-blinking="false" fo:background-color="transparent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3f8e" officeooo:paragraph-rsid="00183f8e" style:text-blinking="false" fo:background-color="transparent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officeooo:paragraph-rsid="000a611c" style:text-blinking="false" fo:background-color="transparent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ea5" officeooo:paragraph-rsid="000ecea5" style:text-blinking="false" fo:background-color="transparent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officeooo:paragraph-rsid="000ecea5" style:text-blinking="false" fo:background-color="transparent" style:font-size-asian="11pt" style:font-size-complex="11pt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officeooo:paragraph-rsid="000ecea5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officeooo:paragraph-rsid="001975bd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paragraph-rsid="000ecea5"/>
    </style:style>
    <style:style style:name="P2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paragraph-rsid="001975bd"/>
    </style:style>
    <style:style style:name="P24" style:family="paragraph" style:parent-style-name="Preformatted_20_Text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aed78" officeooo:paragraph-rsid="001aed78" style:text-blinking="false" fo:background-color="transparent" style:font-weight-asian="bold" style:font-weight-complex="bold"/>
    </style:style>
    <style:style style:name="P2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2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Preformatted_20_Text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officeooo:paragraph-rsid="001aed78"/>
    </style:style>
    <style:style style:name="P28" style:family="paragraph" style:parent-style-name="Preformatted_20_Text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officeooo:paragraph-rsid="001ca091"/>
    </style:style>
    <style:style style:name="P2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31" style:family="paragraph" style:parent-style-name="Text_20_body">
      <style:paragraph-properties fo:margin-top="0in" fo:margin-bottom="0in" loext:contextual-spacing="false" fo:line-height="138%" style:writing-mode="lr-tb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34" style:family="paragraph" style:parent-style-name="Preformatted_20_Text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9cde" officeooo:paragraph-rsid="001e9cde" style:text-blinking="false" fo:background-color="transparent"/>
    </style:style>
    <style:style style:name="P37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officeooo:paragraph-rsid="0015af57"/>
    </style:style>
    <style:style style:name="P38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176fc4"/>
    </style:style>
    <style:style style:name="P39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af57" style:text-blinking="false" fo:background-color="transparent"/>
    </style:style>
    <style:style style:name="P40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6fc4" style:text-blinking="false" fo:background-color="transparent"/>
    </style:style>
    <style:style style:name="P41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42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43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officeooo:paragraph-rsid="00176fc4"/>
    </style:style>
    <style:style style:name="P45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af57" style:text-blinking="false" fo:background-color="transparent"/>
    </style:style>
    <style:style style:name="P46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officeooo:paragraph-rsid="0015af57" style:text-blinking="false" fo:background-color="transparent" style:font-size-asian="11pt" style:font-size-complex="11pt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aed78" officeooo:paragraph-rsid="001aed78" style:text-blinking="false" fo:background-color="transparent" style:font-weight-asian="bold" style:font-weight-complex="bold"/>
    </style:style>
    <style:style style:name="P4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611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4b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82b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ea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fb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f5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75b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3f8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fb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091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ed7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ed78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091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6565" style:text-blinking="false" fo:background-color="transparent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6565" style:text-blinking="false" fo:background-color="transparent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90ab6" style:text-blinking="false" fo:background-color="transparent" loext:char-shading-value="0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style:text-blinking="false" fo:background-color="transparent" loext:char-shading-value="0" style:font-size-asian="11pt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5af57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5af57" style:text-blinking="false" fo:background-color="transparent" loext:char-shading-value="0" style:font-size-asian="11pt" style:font-size-complex="11pt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76fc4" style:text-blinking="false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25" style:family="text">
      <style:text-properties fo:font-variant="normal" fo:text-transform="none" fo:color="#20805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style:font-name="arial" fo:font-size="11pt" fo:letter-spacing="normal" fo:font-style="normal" fo:font-weight="normal" officeooo:rsid="00086565" style:font-size-asian="11pt" style:font-size-complex="11pt"/>
    </style:style>
    <style:style style:name="T28" style:family="text">
      <style:text-properties fo:font-variant="normal" fo:text-transform="none" style:font-name="arial" fo:font-size="11pt" fo:letter-spacing="normal" fo:font-style="normal" fo:font-weight="normal" officeooo:rsid="00090ab6" style:font-size-asian="11pt" style:font-size-complex="11pt"/>
    </style:style>
    <style:style style:name="T29" style:family="text"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a6a28c" style:text-line-through-style="none" style:text-line-through-type="none" style:font-name="Consolas" fo:font-size="11pt" fo:font-style="normal" style:text-underline-style="none" fo:font-weight="normal" style:text-blinking="false" fo:background-color="#20201d" loext:char-shading-value="0"/>
    </style:style>
    <style:style style:name="T31" style:family="text">
      <style:text-properties fo:font-variant="normal" fo:text-transform="none" fo:color="#a6a28c" style:text-line-through-style="none" style:text-line-through-type="none" style:font-name="Consolas" fo:font-size="11pt" fo:font-style="normal" style:text-underline-style="none" fo:font-weight="normal" officeooo:rsid="001ed396" style:text-blinking="false" fo:background-color="#20201d" loext:char-shading-value="0"/>
    </style:style>
    <style:style style:name="T32" style:family="text">
      <style:text-properties fo:font-variant="normal" fo:text-transform="none" fo:color="#60ac39" style:text-line-through-style="none" style:text-line-through-type="none" style:font-name="Consolas" fo:font-size="11pt" fo:font-style="normal" style:text-underline-style="none" fo:font-weight="normal" style:text-blinking="false" fo:background-color="#20201d" loext:char-shading-value="0"/>
    </style:style>
    <style:style style:name="T33" style:family="text">
      <style:text-properties style:font-name="Arial" fo:font-size="11pt" fo:font-style="normal" fo:font-weight="normal"/>
    </style:style>
    <style:style style:name="T34" style:family="text">
      <style:text-properties style:font-name="Arial" fo:letter-spacing="normal" officeooo:rsid="00090ab6" style:font-size-asian="11pt" style:font-size-complex="11pt" loext:padding="0in" loext:border="none"/>
    </style:style>
    <style:style style:name="T35" style:family="text">
      <style:text-properties style:font-name="Arial" fo:letter-spacing="normal" officeooo:rsid="0015af57" style:font-size-asian="11pt" style:font-size-complex="11pt" loext:padding="0in" loext:border="none"/>
    </style:style>
    <style:style style:name="T36" style:family="text">
      <style:text-properties officeooo:rsid="00086565"/>
    </style:style>
    <style:style style:name="T37" style:family="text">
      <style:text-properties style:font-name="arial" fo:letter-spacing="normal" officeooo:rsid="00086565" style:font-size-asian="11pt" style:font-size-complex="11pt"/>
    </style:style>
    <style:style style:name="T38" style:family="text">
      <style:text-properties style:font-name="arial" fo:letter-spacing="normal" officeooo:rsid="00086565" style:font-size-asian="11pt" style:font-size-complex="11pt" loext:padding="0in" loext:border="none"/>
    </style:style>
    <style:style style:name="T39" style:family="text">
      <style:text-properties style:font-name="arial" fo:letter-spacing="normal" officeooo:rsid="00104ea6" style:font-size-asian="11pt" style:font-size-complex="11pt"/>
    </style:style>
    <style:style style:name="T40" style:family="text">
      <style:text-properties style:font-name="arial" fo:letter-spacing="normal" officeooo:rsid="0015af57" style:font-size-asian="11pt" style:font-size-complex="11pt" loext:padding="0in" loext:border="none"/>
    </style:style>
    <style:style style:name="T41" style:family="text">
      <style:text-properties style:font-name="arial" fo:letter-spacing="normal" officeooo:rsid="00183f8e" style:font-size-asian="11pt" style:font-size-complex="11pt" loext:padding="0in" loext:border="none"/>
    </style:style>
    <style:style style:name="T42" style:family="text">
      <style:text-properties style:font-name="arial" style:text-underline-style="none" fo:font-weight="normal" style:font-weight-asian="normal" style:font-weight-complex="normal"/>
    </style:style>
    <style:style style:name="T43" style:family="text">
      <style:text-properties officeooo:rsid="00090ab6"/>
    </style:style>
    <style:style style:name="T44" style:family="text">
      <style:text-properties officeooo:rsid="000a611c"/>
    </style:style>
    <style:style style:name="T45" style:family="text">
      <style:text-properties officeooo:rsid="000c82b7"/>
    </style:style>
    <style:style style:name="T46" style:family="text">
      <style:text-properties officeooo:rsid="000cdb0a"/>
    </style:style>
    <style:style style:name="T47" style:family="text">
      <style:text-properties officeooo:rsid="000ecea5"/>
    </style:style>
    <style:style style:name="T48" style:family="text">
      <style:text-properties officeooo:rsid="001201c7"/>
    </style:style>
    <style:style style:name="T49" style:family="text">
      <style:text-properties officeooo:rsid="0015af57"/>
    </style:style>
    <style:style style:name="T50" style:family="text">
      <style:text-properties officeooo:rsid="00183f8e"/>
    </style:style>
    <style:style style:name="T51" style:family="text">
      <style:text-properties officeooo:rsid="0018bfb9"/>
    </style:style>
    <style:style style:name="T52" style:family="text">
      <style:text-properties officeooo:rsid="001975bd"/>
    </style:style>
    <style:style style:name="T53" style:family="text">
      <style:text-properties officeooo:rsid="001ed3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docs-internal-guid-4a48ac4e-7fff-5a6d-41c9-cdb10c9ef36f"/># please fill in an explanation of each function and an example of how to use it below.</text:p>
      <text:p text:style-name="Text_20_body"/>
      <text:p text:style-name="P31"><text:span text:style-name="T1">Lists</text:span><text:span text:style-name="T2">:</text:span></text:p>
      <text:p text:style-name="P7">append() <text:s/></text:p>
      <text:p text:style-name="P7"><text:span text:style-name="T47">A</text:span><text:span text:style-name="T36">ppend function is used to add addition variable to a list. </text:span><text:span text:style-name="T44">It adds it to the end.</text:span><text:span text:style-name="T36"> X = [2,3]; X.append(4), X becomes [2,3,4].</text:span></text:p>
      <text:p text:style-name="P2"/>
      <text:p text:style-name="P7">extend() </text:p>
      <text:p text:style-name="P22"><text:span text:style-name="T7">E</text:span><text:span text:style-name="T3">xtend function </text:span><text:span text:style-name="T13">i</text:span><text:span text:style-name="T26">terates over </text:span><text:span text:style-name="T27">the input variable</text:span><text:span text:style-name="T26"> and adding each element </text:span><text:span text:style-name="T27">of the variable </text:span><text:span text:style-name="T26">to the list and extending the list. </text:span><text:span text:style-name="T27">X = [‘app’,’has’, ‘b’]; </text:span><text:span text:style-name="T28">X.extend(‘bad’), X becomes </text:span><text:span text:style-name="T27">[‘app’,’has’, ‘b’, ‘</text:span><text:span text:style-name="T28">b’, ’a’, ’d’</text:span><text:span text:style-name="T27">].</text:span></text:p>
      <text:p text:style-name="P2"/>
      <text:p text:style-name="P7">Index() <text:s/></text:p>
      <text:p text:style-name="P7"><text:span text:style-name="T47">I</text:span><text:span text:style-name="T43">ndex function returns the index of the specified variable in the list. X = [2,3,4]; X.index(3) is 1. There is a start and end </text:span><text:span text:style-name="T44">arguments for position start and end. X.index(3,0,2) is also 1.</text:span></text:p>
      <text:p text:style-name="P2"/>
      <text:p text:style-name="P2">index(value, integer)</text:p>
      <text:p text:style-name="P9">integer is start. Both start and end are optional.</text:p>
      <text:p text:style-name="P10"/>
      <text:p text:style-name="P6">insert()position </text:p>
      <text:p text:style-name="P20"><text:span text:style-name="T7">I</text:span><text:span text:style-name="T4">nsert </text:span><text:span text:style-name="T3">function is used to add addition variable to a list. </text:span><text:span text:style-name="T4">It adds </text:span><text:span text:style-name="T5">the variable at a specific index.</text:span><text:span text:style-name="T3"> X = [2,3]; X.</text:span><text:span text:style-name="T5">insert</text:span><text:span text:style-name="T3">(</text:span><text:span text:style-name="T6">2, </text:span><text:span text:style-name="T3">4), X becomes [2,3,4]. </text:span><text:span text:style-name="T8">2 is the index.</text:span></text:p>
      <text:p text:style-name="P16"/>
      <text:p text:style-name="P7">remove() </text:p>
      <text:p text:style-name="P7"><text:span text:style-name="T45">Remove </text:span><text:span text:style-name="T46">function removes a single variable from the list. X = [2,3,4]; X.remove(3) X becomes [2,4].</text:span></text:p>
      <text:p text:style-name="Text_20_body"/>
      <text:p text:style-name="P7">pop() </text:p>
      <text:p text:style-name="P7"><text:span text:style-name="T47">Pop function removes a variable from a list when given the index and returns the variable removed. </text:span><text:span text:style-name="T46">X = [2,3,4]; X.</text:span><text:span text:style-name="T47">pop</text:span><text:span text:style-name="T46">(</text:span><text:span text:style-name="T47">1</text:span><text:span text:style-name="T46">) </text:span><text:span text:style-name="T47">returns</text:span><text:span text:style-name="T46"> </text:span><text:span text:style-name="T47">3 and </text:span><text:span text:style-name="T46">X becomes [2,4].</text:span></text:p>
      <text:p text:style-name="P7"/>
      <text:p text:style-name="P20"><text:span text:style-name="T2">pop(</text:span><text:span text:style-name="T25">0</text:span><text:span text:style-name="T2">) </text:span></text:p>
      <text:p text:style-name="P17">Removes and returns the first variable in the list.</text:p>
      <text:p text:style-name="P3"/>
      <text:p text:style-name="P22"><text:span text:style-name="T7">c</text:span><text:span text:style-name="T2">ount() </text:span></text:p>
      <text:p text:style-name="P22"><text:span text:style-name="T7">Count function returns the number of times a specific variable appears in a list. </text:span><text:span text:style-name="T18">X = [‘app’,’has’, ‘b’]; </text:span><text:span text:style-name="T20">X.</text:span><text:span text:style-name="T21">count(‘apps’) returns 1.</text:span></text:p>
      <text:p text:style-name="P19"/>
      <text:p text:style-name="P7"><text:soft-page-break/>reverse() </text:p>
      <text:p text:style-name="P8"><text:span text:style-name="T47">Reverse function reverses the variables in the list. </text:span><text:span text:style-name="T37">X = [‘app’,’has’, ‘b’]; </text:span><text:span text:style-name="T39">X.reverse(); X becomes [‘b’,’has’,’app’]</text:span></text:p>
      <text:p text:style-name="P7"/>
      <text:p text:style-name="P2">Sort()</text:p>
      <text:p text:style-name="P11">Sort function sorts the variables of the list in a specific order ascending or descending. X = [‘a’,’f’,’b’,’e’]. X.sort(); X becomes [‘a’,’b’,’e’,’f’]. X.sort(reverse=true<text:span text:style-name="T48">); X becomes [‘f’,’e’,’b’,’a’].</text:span></text:p>
      <text:p text:style-name="P2"/>
      <text:p text:style-name="P2">[1]+[1]</text:p>
      <text:p text:style-name="P2">[1, 1]</text:p>
      <text:p text:style-name="P2"/>
      <text:p text:style-name="P2">[2]*[2]</text:p>
      <text:p text:style-name="P12">Error</text:p>
      <text:p text:style-name="P12"/>
      <text:p text:style-name="P2">[1,2][1:]</text:p>
      <text:p text:style-name="P2">[2]</text:p>
      <text:p text:style-name="P2"/>
      <text:p text:style-name="P2">[x for x in [2,3]]</text:p>
      <text:p text:style-name="P2">[2, 3]</text:p>
      <text:p text:style-name="P2"/>
      <text:p text:style-name="P2">[x for x in [1,2] if x ==1]</text:p>
      <text:p text:style-name="P2">[1]</text:p>
      <text:p text:style-name="P2"/>
      <text:p text:style-name="P2">[y*2 for x in [[1,2],[3,4]] for y in x]</text:p>
      <text:p text:style-name="P2">[2, 4, 6, 8]</text:p>
      <text:p text:style-name="P2"/>
      <text:p text:style-name="P32"><text:bookmark text:name="docs-internal-guid-b13c1e60-7fff-5e67-783e-948af6dbc271"/>Tuple:</text:p>
      <text:p text:style-name="P43">count()</text:p>
      <text:p text:style-name="P37"><text:span text:style-name="T7">Count function returns the number of times a specific variable appears in a </text:span><text:span text:style-name="T9">tuple.</text:span><text:span text:style-name="T7"> </text:span><text:span text:style-name="T18">X = </text:span><text:span text:style-name="T22">(</text:span><text:span text:style-name="T18">‘app’,’has’, ‘b’</text:span><text:span text:style-name="T22">)</text:span><text:span text:style-name="T18">; </text:span><text:span text:style-name="T20">X.</text:span><text:span text:style-name="T21">count(‘apps’) returns 1.</text:span></text:p>
      <text:p text:style-name="P47"/>
      <text:p text:style-name="P43">index()</text:p>
      <text:p text:style-name="P39"><text:span text:style-name="T47">I</text:span><text:span text:style-name="T43">ndex function returns the index of the specified variable in the </text:span><text:span text:style-name="T49">tuple</text:span><text:span text:style-name="T43">. X = </text:span><text:span text:style-name="T49">(</text:span><text:span text:style-name="T43">2,3,4</text:span><text:span text:style-name="T49">)</text:span><text:span text:style-name="T43">; X.index(3) is 1. There is a start and end </text:span><text:span text:style-name="T44">arguments for position start and end. X.index(3,0,2) is also 1.</text:span></text:p>
      <text:p text:style-name="P45"/>
      <text:p text:style-name="P43">build a dictionary from tuples</text:p>
      <text:p text:style-name="P40"><text:span text:style-name="Source_20_Text"><text:span text:style-name="T34">X = </text:span></text:span><text:span text:style-name="Source_20_Text"><text:span text:style-name="T35">(</text:span></text:span><text:span text:style-name="Source_20_Text"><text:span text:style-name="T34">2,3,4</text:span></text:span><text:span text:style-name="Source_20_Text"><text:span text:style-name="T35">)</text:span></text:span></text:p>
      <text:p text:style-name="P38"><text:span text:style-name="Source_20_Text"><text:span text:style-name="T24">Y</text:span></text:span><text:span text:style-name="Source_20_Text"><text:span text:style-name="T19"> = </text:span></text:span><text:span text:style-name="Source_20_Text"><text:span text:style-name="T23">(</text:span></text:span><text:span text:style-name="Source_20_Text"><text:span text:style-name="T19">‘app’,’has’, ‘b’</text:span></text:span><text:span text:style-name="Source_20_Text"><text:span text:style-name="T23">)</text:span></text:span></text:p>
      <text:p text:style-name="P44"><text:span text:style-name="Source_20_Text"><text:span text:style-name="T23">{</text:span></text:span><text:span text:style-name="Source_20_Text"><text:span text:style-name="T24">Y</text:span></text:span><text:span text:style-name="Source_20_Text"><text:span text:style-name="T23">[i] : count for i, count in enumerate(</text:span></text:span><text:span text:style-name="Source_20_Text"><text:span text:style-name="T24">X</text:span></text:span><text:span text:style-name="Source_20_Text"><text:span text:style-name="T23">)}</text:span></text:span></text:p>
      <text:p text:style-name="P46"><text:soft-page-break/></text:p>
      <text:p text:style-name="P43">unpack tuples</text:p>
      <text:p text:style-name="P41"><text:span text:style-name="Source_20_Text"><text:span text:style-name="T34">X = </text:span></text:span><text:span text:style-name="Source_20_Text"><text:span text:style-name="T35">(</text:span></text:span><text:span text:style-name="Source_20_Text"><text:span text:style-name="T34">2,3,4</text:span></text:span><text:span text:style-name="Source_20_Text"><text:span text:style-name="T35">)</text:span></text:span></text:p>
      <text:p text:style-name="P42"><text:span text:style-name="Source_20_Text"><text:span text:style-name="T40">(</text:span></text:span><text:span text:style-name="Source_20_Text"><text:span text:style-name="T38">‘app’,’has’, ‘b’</text:span></text:span><text:span text:style-name="Source_20_Text"><text:span text:style-name="T40">) </text:span></text:span><text:span text:style-name="Source_20_Text"><text:span text:style-name="T41">= X</text:span></text:span></text:p>
      <text:p text:style-name="Text_20_body"/>
      <text:p text:style-name="P30">Dicts:</text:p>
      <text:p text:style-name="P3">a_dict = {'I hate':'you', 'You should':’leave’}</text:p>
      <text:p text:style-name="P3"/>
      <text:p text:style-name="P2">values()</text:p>
      <text:p text:style-name="P13">Values of a dictionary.</text:p>
      <text:p text:style-name="P4">a_dict.<text:span text:style-name="T50">values() <text:s/>which is dict_values([‘</text:span><text:span text:style-name="T51">you’,’leave’</text:span><text:span text:style-name="T50">])</text:span></text:p>
      <text:p text:style-name="P4"/>
      <text:p text:style-name="P2">keys()</text:p>
      <text:p text:style-name="P23"><text:span text:style-name="T10">Keys </text:span><text:span text:style-name="T11">of a dictionary.</text:span></text:p>
      <text:p text:style-name="P21"><text:span text:style-name="T2">a_dict.</text:span><text:span text:style-name="T10">keys</text:span><text:span text:style-name="T11">() <text:s/>which is dict_values([‘</text:span><text:span text:style-name="T10">I hate</text:span><text:span text:style-name="T12">’,’</text:span><text:span text:style-name="T10">You should’</text:span><text:span text:style-name="T11">])</text:span></text:p>
      <text:p text:style-name="P5"/>
      <text:p text:style-name="P2">items()</text:p>
      <text:h text:style-name="P1" text:outline-level="4"><text:span text:style-name="T52">R</text:span>eturns a view object that displays a list of dictionary's (key, value) tuple pairs.</text:h>
      <text:p text:style-name="P2">&gt;&gt;&gt; a_dict = {'I hate':'you', 'You should':'leave'}</text:p>
      <text:p text:style-name="P2">&gt;&gt;&gt; a_dict.items()</text:p>
      <text:p text:style-name="P2">dict_items([('I hate', 'you'), ('You should', 'leave')])</text:p>
      <text:p text:style-name="P2"/>
      <text:p text:style-name="P3">has_key()</text:p>
      <text:p text:style-name="P14">Return a true or false if a dictionary has the key.</text:p>
      <text:p text:style-name="P3"/>
      <text:p text:style-name="P18">‘<text:span text:style-name="T33">never’ in a_dict</text:span></text:p>
      <text:p text:style-name="P3"/>
      <text:p text:style-name="P2">del a_dict['me']</text:p>
      <text:p text:style-name="P15">Del is used to delete or remove an element from the dictionary.</text:p>
      <text:p text:style-name="P2"/>
      <text:p text:style-name="Text_20_body"><text:span text:style-name="T2"><text:tab/>a_dict</text:span><text:span text:style-name="T29">.</text:span><text:span text:style-name="T2">clear()</text:span></text:p>
      <text:p text:style-name="P25">Clear removes all the elements in a dictionary.</text:p>
      <text:p text:style-name="P26"/>
      <text:p text:style-name="P48">Sets:</text:p>
      <text:p text:style-name="P24"><text:span text:style-name="Source_20_Text"><text:span text:style-name="T42">set = {1, 2, 3}</text:span></text:span></text:p>
      <text:p text:style-name="P27"><text:span text:style-name="Source_20_Text"><text:span text:style-name="T15">set = {1, 2, "follow", (‘</text:span></text:span><text:span text:style-name="Source_20_Text"><text:span text:style-name="T16">for’, ‘you’</text:span></text:span><text:span text:style-name="Source_20_Text"><text:span text:style-name="T15">)}</text:span></text:span></text:p>
      <text:p text:style-name="P27"><text:span text:style-name="Source_20_Text"><text:span text:style-name="T15">update() </text:span></text:span><text:span text:style-name="Source_20_Text"><text:span text:style-name="T14">Updates and avoids duplicates</text:span></text:span></text:p>
      <text:p text:style-name="P28"><text:soft-page-break/><text:span text:style-name="Source_20_Text"><text:span text:style-name="T15">add() </text:span></text:span><text:span text:style-name="Source_20_Text"><text:span text:style-name="T17">add and</text:span></text:span><text:span text:style-name="Source_20_Text"><text:span text:style-name="T14"> avoids duplicates</text:span></text:span></text:p>
      <text:p text:style-name="P28"><text:span text:style-name="Source_20_Text"><text:span text:style-name="T14">discard() No error if the variable isn’t on the set.</text:span></text:span></text:p>
      <text:p text:style-name="P28"><text:span text:style-name="Source_20_Text"><text:span text:style-name="T14">remove() Raise error if the variable isn’t on the set.</text:span></text:span></text:p>
      <text:p text:style-name="P27"/>
      <text:p text:style-name="P34">Bonus</text:p>
      <text:p text:style-name="P35"><text:bookmark text:name="docs-internal-guid-cd1f197d-7fff-7772-0814-7a683f5ee297"/><text:span text:style-name="T31">f</text:span><text:span text:style-name="T30">lower_orders=[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/B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W/R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R/V/Y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N/R/V'</text:span><text:span text:style-name="T30">,</text:span><text:span text:style-name="T32">'W/R/B/Y'</text:span><text:span text:style-name="T30">,</text:span><text:span text:style-name="T32">'W/R/B/Y'</text:span><text:span text:style-name="T30">,</text:span><text:span text:style-name="T32">'W/R/B/Y'</text:span><text:span text:style-name="T30">,</text:span><text:span text:style-name="T32">'W/R/B/Y'</text:span><text:span text:style-name="T30">,</text:span><text:span text:style-name="T32">'W/R/B/Y'</text:span><text:span text:style-name="T30">,</text:span><text:span text:style-name="T32">'W/R/B/Y'</text:span><text:span text:style-name="T30">,</text:span><text:span text:style-name="T32">'B/Y'</text:span><text:span text:style-name="T30">,</text:span><text:span text:style-name="T32">'B/Y'</text:span><text:span text:style-name="T30">,</text:span><text:span text:style-name="T32">'B/Y'</text:span><text:span text:style-name="T30">,</text:span><text:span text:style-name="T32">'B/Y'</text:span><text:span text:style-name="T30">,</text:span><text:span text:style-name="T32">'B/Y'</text:span><text:span text:style-name="T30">,</text:span><text:span text:style-name="T32">'R/B/Y'</text:span><text:span text:style-name="T30">,</text:span><text:span text:style-name="T32">'R/B/Y'</text:span><text:span text:style-name="T30">,</text:span><text:span text:style-name="T32">'R/B/Y'</text:span><text:span text:style-name="T30">,</text:span><text:span text:style-name="T32">'R/B/Y'</text:span><text:span text:style-name="T30">,</text:span><text:span text:style-name="T32">'R/B/Y'</text:span><text:span text:style-name="T30">,</text:span><text:span text:style-name="T32">'W/N/R/B/V/Y'</text:span><text:span text:style-name="T30">,</text:span><text:span text:style-name="T32">'W/N/R/B/V/Y'</text:span><text:span text:style-name="T30">,</text:span><text:span text:style-name="T32">'W/N/R/B/V/Y'</text:span><text:span text:style-name="T30">,</text:span><text:span text:style-name="T32">'W/N/R/B/V/Y'</text:span><text:span text:style-name="T30">,</text:span><text:span text:style-name="T32">'W/N/R/B/V/Y'</text:span><text:span text:style-name="T30">,</text:span><text:span text:style-name="T32">'W/G'</text:span><text:span text:style-name="T30">,</text:span><text:span text:style-name="T32">'W/G'</text:span><text:span text:style-name="T30">,</text:span><text:span text:style-name="T32">'W/G'</text:span><text:span text:style-name="T30">,</text:span><text:span text:style-name="T32">'W/G'</text:span><text:span text:style-name="T30">,</text:span><text:span text:style-name="T32">'R/Y'</text:span><text:span text:style-name="T30">,</text:span><text:span text:style-name="T32">'R/Y'</text:span><text:span text:style-name="T30">,</text:span><text:span text:style-name="T32">'R/Y'</text:span><text:span text:style-name="T30">,</text:span><text:span text:style-name="T32">'R/Y'</text:span><text:span text:style-name="T30">,</text:span><text:span text:style-name="T32">'N/R/V/Y'</text:span><text:span text:style-name="T30">,</text:span><text:span text:style-name="T32">'N/R/V/Y'</text:span><text:span text:style-name="T30">,</text:span><text:span text:style-name="T32">'N/R/V/Y'</text:span><text:span text:style-name="T30">,</text:span><text:span text:style-name="T32">'N/R/V/Y'</text:span><text:span text:style-name="T30">,</text:span><text:span text:style-name="T32">'W/R/B/V'</text:span><text:span text:style-name="T30">,</text:span><text:span text:style-name="T32">'W/R/B/V'</text:span><text:span text:style-name="T30">,</text:span><text:span text:style-name="T32">'W/R/B/V'</text:span><text:span text:style-name="T30">,</text:span><text:span text:style-name="T32">'W/R/B/V'</text:span><text:span text:style-name="T30">,</text:span><text:span text:style-name="T32">'W/N/R/V/Y'</text:span><text:span text:style-name="T30">,</text:span><text:span text:style-name="T32">'W/N/R/V/Y'</text:span><text:span text:style-name="T30">,</text:span><text:span text:style-name="T32">'W/N/R/V/Y'</text:span><text:span text:style-name="T30">,</text:span><text:span text:style-name="T32">'W/N/R/V/Y'</text:span><text:span text:style-name="T30">,</text:span><text:span text:style-name="T32">'N/R/Y'</text:span><text:span text:style-name="T30">,</text:span><text:span text:style-name="T32">'N/R/Y'</text:span><text:span text:style-name="T30">,</text:span><text:span text:style-name="T32">'N/R/Y'</text:span><text:span text:style-name="T30">,</text:span><text:span text:style-name="T32">'W/V/O'</text:span><text:span text:style-name="T30">,</text:span><text:span text:style-name="T32">'W/V/O'</text:span><text:span text:style-name="T30">,</text:span><text:span text:style-name="T32">'W/V/O'</text:span><text:span text:style-name="T30">,</text:span><text:span text:style-name="T32">'W/N/R/Y'</text:span><text:span text:style-name="T30">,</text:span><text:span text:style-name="T32">'W/N/R/Y'</text:span><text:span text:style-name="T30">,</text:span><text:span text:style-name="T32">'W/N/R/Y'</text:span><text:span text:style-name="T30">,</text:span><text:span text:style-name="T32">'R/B/V/Y'</text:span><text:span text:style-name="T30">,</text:span><text:span text:style-name="T32">'R/B/V/Y'</text:span><text:span text:style-name="T30">,</text:span><text:span text:style-name="T32">'R/B/V/Y'</text:span><text:span text:style-name="T30">,</text:span><text:span text:style-name="T32">'W/R/V/Y'</text:span><text:span text:style-name="T30">,</text:span><text:span text:style-name="T32">'W/R/V/Y'</text:span><text:span text:style-name="T30">,</text:span><text:span text:style-name="T32">'W/R/V/Y'</text:span><text:span text:style-name="T30">,</text:span><text:span text:style-name="T32">'W/R/B/V/Y'</text:span><text:span text:style-name="T30">,</text:span><text:span text:style-name="T32">'W/R/B/V/Y'</text:span><text:span text:style-name="T30">,</text:span><text:span text:style-name="T32">'W/R/B/V/Y'</text:span><text:span text:style-name="T30">,</text:span><text:span text:style-name="T32">'W/N/R/B/Y'</text:span><text:span text:style-name="T30">,</text:span><text:span text:style-name="T32">'W/N/R/B/Y'</text:span><text:span text:style-name="T30">,</text:span><text:span text:style-name="T32">'W/N/R/B/Y'</text:span><text:span text:style-name="T30">,</text:span><text:span text:style-name="T32">'R/G'</text:span><text:span text:style-name="T30">,</text:span><text:span text:style-name="T32">'R/G'</text:span><text:span text:style-name="T30">,</text:span><text:span text:style-name="T32">'B/V/Y'</text:span><text:span text:style-name="T30">,</text:span><text:span text:style-name="T32">'B/V/Y'</text:span><text:span text:style-name="T30">,</text:span><text:span text:style-name="T32">'N/B/Y'</text:span><text:span text:style-name="T30">,</text:span><text:span text:style-name="T32">'N/B/Y'</text:span><text:span text:style-name="T30">,</text:span><text:span text:style-name="T32">'W/B/Y'</text:span><text:span text:style-name="T30">,</text:span><text:span text:style-name="T32">'W/B/Y'</text:span><text:span text:style-name="T30">,</text:span><text:span text:style-name="T32">'W/N/B'</text:span><text:span text:style-name="T30">,</text:span><text:span text:style-name="T32">'W/N/B'</text:span><text:span text:style-name="T30">,</text:span><text:span text:style-name="T32">'W/N/R'</text:span><text:span text:style-name="T30">,</text:span><text:span text:style-name="T32">'W/N/R'</text:span><text:span text:style-name="T30">,</text:span><text:span text:style-name="T32">'W/N/B/Y'</text:span><text:span text:style-name="T30">,</text:span><text:span text:style-name="T32">'W/N/B/Y'</text:span><text:span text:style-name="T30">,</text:span><text:span text:style-name="T32">'W/B/V/Y'</text:span><text:span text:style-name="T30">,</text:span><text:span text:style-name="T32">'W/B/V/Y'</text:span><text:span text:style-name="T30">,</text:span><text:span text:style-name="T32">'W/N/R/B/V/Y/G/M'</text:span><text:span text:style-name="T30">,</text:span><text:span text:style-name="T32">'W/N/R/B/V/Y/G/M'</text:span><text:span text:style-name="T30">,</text:span><text:span text:style-name="T32">'B/R'</text:span><text:span text:style-name="T30">,</text:span><text:span text:style-name="T32">'N/R'</text:span><text:span text:style-name="T30">,</text:span><text:span text:style-name="T32">'V/Y'</text:span><text:span text:style-name="T30">,</text:span><text:span text:style-name="T32">'V'</text:span><text:span text:style-name="T30">,</text:span><text:span text:style-name="T32">'N/R/V'</text:span><text:span text:style-name="T30">,</text:span><text:span text:style-name="T32">'N/V/Y'</text:span><text:span text:style-name="T30">,</text:span><text:span text:style-name="T32">'R/B/O'</text:span><text:span text:style-name="T30">,</text:span><text:span text:style-name="T32">'W/B/V'</text:span><text:span text:style-name="T30">,</text:span><text:span text:style-name="T32">'W/V/Y'</text:span><text:span text:style-name="T30">,</text:span><text:span text:style-name="T32">'W/N/R/B'</text:span><text:span text:style-name="T30">,</text:span><text:span text:style-name="T32">'W/N/R/O'</text:span><text:span text:style-name="T30">,</text:span><text:span text:style-name="T32">'W/N/R/G'</text:span><text:span text:style-name="T30">,</text:span><text:span text:style-name="T32">'W/N/V/Y'</text:span><text:span text:style-name="T30">,</text:span><text:span text:style-name="T32">'W/N/Y/M'</text:span><text:span text:style-name="T30">,</text:span><text:span text:style-name="T32">'N/R/B/Y'</text:span><text:span text:style-name="T30">,</text:span><text:span text:style-name="T32">'N/B/V/Y'</text:span><text:span text:style-name="T30">,</text:span><text:span text:style-name="T32">'R/V/Y/O'</text:span><text:span text:style-name="T30">,</text:span><text:span text:style-name="T32">'W/B/V/M'</text:span><text:span text:style-name="T30">,</text:span><text:span text:style-name="T32">'W/B/V/O'</text:span><text:span text:style-name="T30">,</text:span><text:span text:style-name="T32">'N/R/B/Y/M'</text:span><text:span text:style-name="T30">,</text:span><text:span text:style-name="T32">'N/R/V/O/M'</text:span><text:span text:style-name="T30">,</text:span><text:span text:style-name="T32">'W/N/R/Y/G'</text:span><text:span text:style-name="T30">,</text:span><text:span text:style-name="T32">'N/R/B/V/Y'</text:span><text:span text:style-name="T30">,</text:span><text:span text:style-name="T32">'W/R/B/V/Y/P'</text:span><text:span text:style-name="T30">,</text:span><text:span text:style-name="T32">'W/N/R/B/Y/G'</text:span><text:span text:style-name="T30">,</text:span><text:span text:style-name="T32">'W/N/R/B/V/O/M'</text:span><text:span text:style-name="T30">,</text:span><text:span text:style-name="T32">'W/N/R/B/V/Y/M'</text:span><text:span text:style-name="T30">,</text:span><text:span text:style-name="T32">'W/N/B/V/Y/G/M'</text:span><text:span text:style-name="T30">,</text:span><text:span text:style-name="T32">'W/N/B/V/V/Y/P'</text:span><text:span text:style-name="T30">]</text:span></text:p>
      <text:p text:style-name="P34"/>
      <text:p text:style-name="P34">len(flower_orders) <text:span text:style-name="T53">= 183</text:span></text:p>
      <text:p text:style-name="P36"><text:bookmark text:name="docs-internal-guid-1f58c4d6-7fff-84ca-c0cb-b5d5a3741ee9"/>1. Build a counter object and use counter and confirm they have the same values.</text:p>
      <text:p text:style-name="P29">2. Count how many objects have color W in them.</text:p>
      <text:p text:style-name="P29">3. Make histogram of colors</text:p>
      <text:p text:style-name="P29">4. Rank the tuples of color pairs regardless of how many colors in order.</text:p>
      <text:p text:style-name="P29">5. Rank the triples of color pairs regardless of how many colors in order.</text:p>
      <text:p text:style-name="P29">6. Make dictionary of where keys are a color and values are what colors go with it</text:p>
      <text:p text:style-name="P29">7. Make a graph showing the probability of having an edge between two colors based on how often they co-occur.  (a numpy square matrix)</text:p>
      <text:p text:style-name="P29">8. Make 10 business questions related to the questions we asked above.</text:p>
      <text:p text:style-name="P34"/>
      <text:p text:style-name="P33"><text:bookmark text:name="docs-internal-guid-fd474d42-7fff-69fb-4708-34998b169960"/><text:soft-page-break/><text:span text:style-name="T30">dead_men_tell_taies = <text:line-break/>[</text:span><text:span text:style-name="T32">'Four score and seven years ago our fathers brought forth on this'</text:span><text:span text:style-name="T30">,<text:line-break/></text:span><text:span text:style-name="T32">'continent a new nation, conceived in liberty and dedicated to the'</text:span><text:span text:style-name="T30">,<text:line-break/></text:span><text:span text:style-name="T32">'proposition that all men are created equal. Now we are engaged in'</text:span><text:span text:style-name="T30">,<text:line-break/></text:span><text:span text:style-name="T32">'a great civil war, testing whether that nation or any nation so'</text:span><text:span text:style-name="T30">,<text:line-break/></text:span><text:span text:style-name="T32">'conceived and so dedicated can long endure. We are met on a great'</text:span><text:span text:style-name="T30">,<text:line-break/></text:span><text:span text:style-name="T32">'battlefield of that war. We have come to dedicate a portion of'</text:span><text:span text:style-name="T30">,<text:line-break/></text:span><text:span text:style-name="T32">'that field as a final resting-place for those who here gave their'</text:span><text:span text:style-name="T30">,<text:line-break/></text:span><text:span text:style-name="T32">'lives that that nation might live. It is altogether fitting and'</text:span><text:span text:style-name="T30">,<text:line-break/></text:span><text:span text:style-name="T32">'proper that we should do this. But in a larger sense, we cannot'</text:span><text:span text:style-name="T30">,<text:line-break/></text:span><text:span text:style-name="T32">'dedicate, we cannot consecrate, we cannot hallow this ground.'</text:span><text:span text:style-name="T30">,<text:line-break/></text:span><text:span text:style-name="T32">'The brave men, living and dead who struggled here have consecrated'</text:span><text:span text:style-name="T30">,<text:line-break/></text:span><text:span text:style-name="T32">'it far above our poor power to add or detract. The world will'</text:span><text:span text:style-name="T30">,<text:line-break/></text:span><text:span text:style-name="T32">'little note nor long remember what we say here, but it can never'</text:span><text:span text:style-name="T30">,<text:line-break/></text:span><text:span text:style-name="T32">'forget what they did here. It is for us the living rather to be'</text:span><text:span text:style-name="T30">,<text:line-break/></text:span><text:span text:style-name="T32">'dedicated here to the unfinished work which they who fought here'</text:span><text:span text:style-name="T30">,<text:line-break/></text:span><text:span text:style-name="T32">'have thus far so nobly advanced. It is rather for us to be here'</text:span><text:span text:style-name="T30">,<text:line-break/></text:span><text:span text:style-name="T32">'dedicated to the great task remaining before us--that from these'</text:span><text:span text:style-name="T30">,<text:line-break/></text:span><text:span text:style-name="T32">'honored dead we take increased devotion to that cause for which'</text:span><text:span text:style-name="T30">,<text:line-break/></text:span><text:span text:style-name="T32">'they gave the last full measure of devotion--that we here highly'</text:span><text:span text:style-name="T30">,<text:line-break/></text:span><text:span text:style-name="T32">'resolve that these dead shall not have died in vain, that this'</text:span><text:span text:style-name="T30">,<text:line-break/></text:span><text:span text:style-name="T32">'nation under God shall have a new birth of freedom, and that'</text:span><text:span text:style-name="T30">,<text:line-break/></text:span><text:span text:style-name="T32">'government of the people, by the people, for the people shall'</text:span><text:span text:style-name="T30">,<text:line-break/></text:span><text:span text:style-name="T32">'not perish from the earth.'</text:span><text:span text:style-name="T30">]</text:span></text:p>
      <text:p text:style-name="P34"/>
      <text:p text:style-name="P36"><text:bookmark text:name="docs-internal-guid-d431108c-7fff-c897-71a3-452a481abf28"/>1. Join everything</text:p>
      <text:p text:style-name="P29">2. Remove spaces</text:p>
      <text:p text:style-name="P29">3. Occurrence probabilities for letters</text:p>
      <text:p text:style-name="P29">3. Tell me transition probabilities for every letter pairs</text:p>
      <text:p text:style-name="P29">4. Make a 26x26 graph of 4. in numpy</text:p>
      <text:p text:style-name="P29">#optional</text:p>
      <text:p text:style-name="P29">5. plot graph of transition probabilities from letter to letter</text:p>
      <text:p text:style-name="P49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8:31:53.628895722</meta:creation-date>
    <dc:date>2020-09-02T15:17:12.976102648</dc:date>
    <meta:editing-duration>P1DT20M15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5" meta:paragraph-count="94" meta:word-count="963" meta:character-count="7260" meta:non-whitespace-character-count="6377"/>
  </office:meta>
</office:document-meta>
</file>